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presentation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.049cm" table:align="center" style:writing-mode="lr-tb"/>
    </style:style>
    <style:style style:name="Tabella1.A" style:family="table-column">
      <style:table-column-properties style:column-width="1.914cm"/>
    </style:style>
    <style:style style:name="Tabella1.B" style:family="table-column">
      <style:table-column-properties style:column-width="2.312cm"/>
    </style:style>
    <style:style style:name="Tabella1.C" style:family="table-column">
      <style:table-column-properties style:column-width="3.046cm"/>
    </style:style>
    <style:style style:name="Tabella1.D" style:family="table-column">
      <style:table-column-properties style:column-width="3.078cm"/>
    </style:style>
    <style:style style:name="Tabella1.E" style:family="table-column">
      <style:table-column-properties style:column-width="1.699cm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1.B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1.E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la1.A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1.E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master-page-name="Standard">
      <style:paragraph-properties fo:line-height="150%" fo:text-align="center" style:justify-single-word="false"/>
      <style:text-properties fo:font-size="19pt" fo:font-weight="bold" style:font-size-asian="19pt" style:font-weight-asian="bold" style:font-weight-complex="bold"/>
    </style:style>
    <style:style style:name="P2" style:family="paragraph" style:parent-style-name="Standard" style:list-style-name="WW8Num2">
      <style:paragraph-properties fo:margin-left="-0.635cm" fo:margin-right="0cm" fo:line-height="150%" fo:text-indent="0cm" style:auto-text-indent="false">
        <style:tab-stops>
          <style:tab-stop style:position="1.136cm"/>
        </style:tab-stops>
      </style:paragraph-properties>
    </style:style>
    <style:style style:name="P3" style:family="paragraph" style:parent-style-name="Standard" style:list-style-name="WW8Num2">
      <style:paragraph-properties fo:margin-left="-0.635cm" fo:margin-right="0cm" fo:margin-top="0cm" fo:margin-bottom="0.212cm" fo:line-height="150%" fo:text-indent="0cm" style:auto-text-indent="false">
        <style:tab-stops>
          <style:tab-stop style:position="1.136cm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 style:snap-to-layout-grid="false"/>
      <style:text-properties fo:font-size="17pt" style:font-size-asian="17pt"/>
    </style:style>
    <style:style style:name="P5" style:family="paragraph" style:parent-style-name="Standard">
      <style:paragraph-properties fo:margin-left="0.501cm" fo:margin-right="0cm" fo:margin-top="0.635cm" fo:margin-bottom="0cm" fo:line-height="150%" fo:text-indent="0cm" style:auto-text-indent="false"/>
    </style:style>
    <style:style style:name="P6" style:family="paragraph" style:parent-style-name="Standard">
      <style:paragraph-properties fo:margin-left="0.501cm" fo:margin-right="0cm" fo:line-height="150%" fo:text-indent="0cm" style:auto-text-indent="false"/>
      <style:text-properties fo:font-size="17pt" style:font-size-asian="17pt"/>
    </style:style>
    <style:style style:name="P7" style:family="paragraph" style:parent-style-name="Standard">
      <style:paragraph-properties fo:line-height="150%" fo:text-align="center" style:justify-single-word="false"/>
      <style:text-properties fo:color="#ffffff"/>
    </style:style>
    <style:style style:name="P8" style:family="paragraph" style:parent-style-name="Standard" style:list-style-name="WW8Num2">
      <style:paragraph-properties fo:margin-left="-0.635cm" fo:margin-right="0cm" fo:line-height="150%" fo:text-indent="0cm" style:auto-text-indent="false">
        <style:tab-stops>
          <style:tab-stop style:position="1.136cm"/>
        </style:tab-stops>
      </style:paragraph-properties>
      <style:text-properties fo:font-size="17pt" style:font-size-asian="17pt"/>
    </style:style>
    <style:style style:name="T1" style:family="text">
      <style:text-properties fo:font-size="17pt" style:text-underline-style="solid" style:text-underline-width="auto" style:text-underline-color="font-color" style:font-size-asian="17pt"/>
    </style:style>
    <style:style style:name="T2" style:family="text">
      <style:text-properties fo:font-size="17pt" style:font-size-asian="17pt"/>
    </style:style>
    <style:style style:name="T3" style:family="text">
      <style:text-properties fo:font-size="17pt" fo:font-weight="bold" style:font-size-asian="17pt" style:font-weight-asian="bold" style:font-weight-complex="bold"/>
    </style:style>
    <style:style style:name="T4" style:family="text">
      <style:text-properties fo:font-size="17pt" fo:font-style="italic" style:font-size-asian="17pt" style:font-style-asian="italic" style:font-style-complex="italic"/>
    </style:style>
    <style:style style:name="T5" style:family="text">
      <style:text-properties fo:font-size="17pt" fo:font-weight="bold" style:font-size-asian="17pt" style:font-weight-asian="bold"/>
    </style:style>
    <style:style style:name="fr1" style:family="graphic" style:parent-style-name="OLE">
      <style:graphic-properties fo:margin-left="0.018cm" fo:margin-right="0cm" fo:margin-top="0.018cm" fo:margin-bottom="0cm" style:vertical-pos="top" style:vertical-rel="baseline" style:horizontal-pos="center" style:horizontal-rel="paragraph" fo:padding-left="0.263cm" fo:padding-right="0.263cm" fo:padding-top="0.136cm" fo:padding-bottom="0.136cm" fo:border="0.018cm solid #000000" style:shadow="#000000 0.028cm 0.028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list text:style-name="WW8Num2">
        <text:list-item>
          <text:p text:style-name="P2"><text:span text:style-name="T1">Aprire</text:span><text:span text:style-name="T2"> la presentazione </text:span><text:span text:style-name="T3">colombo</text:span><text:span text:style-name="T2">.</text:span></text:p>
        </text:list-item>
        <text:list-item>
          <text:p text:style-name="P2"><text:span text:style-name="T1">Applicare</text:span><text:span text:style-name="T2"> il modello struttura “</text:span><text:span text:style-name="T3">Oceano</text:span><text:span text:style-name="T2">”.</text:span></text:p>
        </text:list-item>
        <text:list-item>
          <text:p text:style-name="P2"><text:span text:style-name="T2">Dopo la </text:span><text:span text:style-name="T4">terza</text:span><text:span text:style-name="T2"> diapositiva </text:span><text:span text:style-name="T1">inserire</text:span><text:span text:style-name="T2"> una diapositiva con layout automatico “</text:span><text:span text:style-name="T3">Grafico</text:span><text:span text:style-name="T2">”.</text:span></text:p>
        </text:list-item>
        <text:list-item>
          <text:p text:style-name="P3"><text:span text:style-name="T1">Mettere</text:span><text:span text:style-name="T2"> come titolo “</text:span><text:span text:style-name="T3">Market Share (1490)</text:span><text:span text:style-name="T2">”. </text:span><text:span text:style-name="T1">Inserire</text:span><text:span text:style-name="T2"> nel </text:span><text:span text:style-name="T4">foglio dati</text:span><text:span text:style-name="T2"> i seguenti valori:</text:span></text:p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"/>
          </table:table-cell>
          <table:table-cell table:style-name="Tabella1.B1" office:value-type="string">
            <text:p text:style-name="P4">Spagna</text:p>
          </table:table-cell>
          <table:table-cell table:style-name="Tabella1.B1" office:value-type="string">
            <text:p text:style-name="P4">Portogallo</text:p>
          </table:table-cell>
          <table:table-cell table:style-name="Tabella1.B1" office:value-type="string">
            <text:p text:style-name="P4">Inghilterra</text:p>
          </table:table-cell>
          <table:table-cell table:style-name="Tabella1.E1" office:value-type="string">
            <text:p text:style-name="P4">Altri</text:p>
          </table:table-cell>
        </table:table-row>
        <table:table-row table:style-name="Tabella1.1">
          <table:table-cell table:style-name="Tabella1.A2" office:value-type="string">
            <text:p text:style-name="P4">Share</text:p>
          </table:table-cell>
          <table:table-cell table:style-name="Tabella1.A2" office:value-type="string">
            <text:p text:style-name="P4">22</text:p>
          </table:table-cell>
          <table:table-cell table:style-name="Tabella1.A2" office:value-type="string">
            <text:p text:style-name="P4">28</text:p>
          </table:table-cell>
          <table:table-cell table:style-name="Tabella1.A2" office:value-type="string">
            <text:p text:style-name="P4">25</text:p>
          </table:table-cell>
          <table:table-cell table:style-name="Tabella1.E2" office:value-type="string">
            <text:p text:style-name="P4">25</text:p>
          </table:table-cell>
        </table:table-row>
      </table:table>
      <text:p text:style-name="P5"><text:span text:style-name="T2">e </text:span><text:span text:style-name="T1">cambiare</text:span><text:span text:style-name="T2"> in “</text:span><text:span text:style-name="T3">Grafico a torta 3D</text:span><text:span text:style-name="T2">” il tipo di grafico.</text:span></text:p>
      <text:p text:style-name="P6">Cambiare il grafico a piacere.</text:p>
      <text:list text:style-name="WW8Num2" text:continue-numbering="true">
        <text:list-item>
          <text:p text:style-name="P2"><text:span text:style-name="T2">Prima della slide “</text:span><text:span text:style-name="T4">Esplorazione</text:span><text:span text:style-name="T2">” </text:span><text:span text:style-name="T1">inserire</text:span><text:span text:style-name="T2"> una diapositiva con solo titolo “</text:span><text:span text:style-name="T3">Proposta</text:span><text:span text:style-name="T2">”. In questa diapositiva </text:span><text:span text:style-name="T1">inserire</text:span><text:span text:style-name="T2"> l’immagine </text:span><text:span text:style-name="T5">caravella.gif</text:span><text:span text:style-name="T2"> presente nella propria cartella.</text:span></text:p>
        </text:list-item>
        <text:list-item>
          <text:p text:style-name="P2"><text:span text:style-name="T2">Alla fine della presentazione </text:span><text:span text:style-name="T1">inserire</text:span><text:span text:style-name="T2"> una diapositiva con il seguente organigramma e titolo </text:span><text:span text:style-name="T5">Composizione della flotta</text:span><text:span text:style-name="T2">:</text:span></text:p>
        </text:list-item>
      </text:list>
      <text:p text:style-name="P7"><draw:frame draw:style-name="fr1" draw:name="Oggetto1" text:anchor-type="as-char" svg:width="12.031cm" svg:height="8.123cm" draw:z-index="0"><draw:object xlink:href="./Object 1" xlink:type="simple" xlink:show="embed" xlink:actuate="onLoad"/><draw:image xlink:href="./ObjectReplacements/Object 1" xlink:type="simple" xlink:show="embed" xlink:actuate="onLoad"/></draw:frame></text:p>
      <text:list text:style-name="WW8Num2" text:continue-numbering="true">
        <text:list-item>
          <text:p text:style-name="P8">Salvare le modifich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51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**</meta:initial-creator>
    <meta:creation-date>2006-07-20T01:51:00</meta:creation-date>
    <dc:creator>Marco Caresia</dc:creator>
    <dc:date>2006-07-20T02:45:51</dc: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1" meta:page-count="1" meta:paragraph-count="20" meta:word-count="99" meta:character-count="6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05cm" fo:padding-bottom="0.105cm" fo:padding-left="0.209cm" fo:padding-right="0.209cm" fo:wrap-option="wrap" draw:shadow="hidden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05cm" fo:padding-bottom="0.105cm" fo:padding-left="0.209cm" fo:padding-right="0.209cm" fo:wrap-option="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12cm" fo:padding-bottom="0.112cm" fo:padding-left="0.225cm" fo:padding-right="0.225cm" fo:wrap-option="wrap" draw:shadow="hidden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12cm" fo:padding-bottom="0.112cm" fo:padding-left="0.225cm" fo:padding-right="0.225cm" fo:wrap-option="wrap" draw:shadow="hidden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3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center" text:enable-numbering="false" fo:text-indent="0cm"/>
    </style:style>
    <style:style style:name="P3" style:family="paragraph">
      <style:paragraph-properties style:writing-mode="lr-tb"/>
    </style:style>
    <style:style style:name="T1" style:family="text">
      <style:text-properties fo:font-size="16pt" fo:font-weight="bold" style:font-size-asian="16pt" style:font-size-complex="16pt"/>
    </style:style>
    <style:style style:name="T2" style:family="text">
      <style:text-properties fo:font-size="16pt" fo:font-style="italic" fo:font-weight="bold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style:font-size-asian="15pt" style:font-size-complex="15pt"/>
    </style:style>
    <style:style style:name="T5" style:family="text">
      <style:text-properties fo:font-style="italic"/>
    </style:style>
    <style:style style:name="T6" style:family="text">
      <style:text-properties fo:font-size="15pt" fo:language="it" fo:country="IT" style:font-size-asian="15pt" style:font-size-complex="15pt"/>
    </style:style>
    <style:style style:name="T7" style:family="text">
      <style:text-properties fo:language="it" fo:country="IT" fo:font-style="italic"/>
    </style:style>
    <style:style style:name="T8" style:family="text">
      <style:text-properties fo:font-size="15pt" fo:language="it" fo:country="IT" fo:font-style="italic" style:font-size-asian="15pt" style:font-size-complex="15pt"/>
    </style:style>
    <style:style style:name="T9" style:family="text">
      <style:text-properties fo:font-size="16pt" fo:language="it" fo:country="IT" fo:font-style="italic" style:font-size-asian="16pt" style:font-size-complex="16pt"/>
    </style:style>
    <style:style style:name="T10" style:family="text">
      <style:text-properties fo:font-size="17pt" style:font-size-asian="17pt" style:font-size-complex="17pt"/>
    </style:style>
    <style:style style:name="T11" style:family="text">
      <style:text-properties fo:font-size="16pt" fo:font-style="italic" style:font-size-asian="16pt" style:font-size-complex="16pt"/>
    </style:style>
    <style:style style:name="T12" style:family="text">
      <style:text-properties fo:font-size="17pt" fo:font-style="italic" style:font-size-asian="17pt" style:font-size-complex="17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g>
          <draw:rect draw:style-name="gr1" draw:text-style-name="P1" draw:layer="layout" svg:width="22.802cm" svg:height="16.77cm" svg:x="1.199cm" svg:y="0.723cm">
            <text:p/>
          </draw:rect>
          <draw:connector draw:style-name="gr2" draw:text-style-name="P1" draw:layer="layout" svg:x1="19.599cm" svg:y1="13.567cm" svg:x2="18.863cm" svg:y2="12.166cm" draw:start-shape="id1" draw:start-glue-point="3" draw:end-shape="id2" draw:end-glue-point="2">
            <text:p/>
          </draw:connector>
          <draw:connector draw:style-name="gr2" draw:text-style-name="P1" draw:layer="layout" svg:x1="16.507cm" svg:y1="11.289cm" svg:x2="15.772cm" svg:y2="9.871cm" draw:start-shape="id2" draw:start-glue-point="3" draw:end-shape="id3" draw:end-glue-point="2">
            <text:p/>
          </draw:connector>
          <draw:connector draw:style-name="gr2" draw:text-style-name="P1" draw:layer="layout" svg:x1="15.772cm" svg:y1="8.081cm" svg:x2="18.784cm" svg:y2="7.538cm" draw:start-shape="id3" draw:start-glue-point="0" draw:end-shape="id4" draw:end-glue-point="2">
            <text:p/>
          </draw:connector>
          <draw:connector draw:style-name="gr2" draw:text-style-name="P1" draw:layer="layout" svg:x1="13.414cm" svg:y1="13.567cm" svg:x2="12.679cm" svg:y2="12.166cm" draw:start-shape="id5" draw:start-glue-point="3" draw:end-shape="id6" draw:end-glue-point="2">
            <text:p/>
          </draw:connector>
          <draw:connector draw:style-name="gr2" draw:text-style-name="P1" draw:layer="layout" svg:x1="10.322cm" svg:y1="11.289cm" svg:x2="9.587cm" svg:y2="9.871cm" draw:start-shape="id6" draw:start-glue-point="3" draw:end-shape="id7" draw:end-glue-point="2">
            <text:p/>
          </draw:connector>
          <draw:connector draw:style-name="gr2" draw:text-style-name="P1" draw:layer="layout" svg:x1="9.587cm" svg:y1="8.081cm" svg:x2="12.6cm" svg:y2="7.538cm" draw:start-shape="id7" draw:start-glue-point="0" draw:end-shape="id8" draw:end-glue-point="2">
            <text:p/>
          </draw:connector>
          <draw:connector draw:style-name="gr2" draw:text-style-name="P1" draw:layer="layout" svg:x1="7.23cm" svg:y1="13.567cm" svg:x2="6.495cm" svg:y2="12.166cm" draw:start-shape="id9" draw:start-glue-point="3" draw:end-shape="id10" draw:end-glue-point="2">
            <text:p/>
          </draw:connector>
          <draw:connector draw:style-name="gr2" draw:text-style-name="P1" draw:layer="layout" svg:x1="4.138cm" svg:y1="11.289cm" svg:x2="3.403cm" svg:y2="9.871cm" draw:start-shape="id10" draw:start-glue-point="3" draw:end-shape="id11" draw:end-glue-point="2">
            <text:p/>
          </draw:connector>
          <draw:connector draw:style-name="gr2" draw:text-style-name="P1" draw:layer="layout" svg:x1="3.403cm" svg:y1="8.081cm" svg:x2="6.416cm" svg:y2="7.538cm" draw:start-shape="id11" draw:start-glue-point="0" draw:end-shape="id12" draw:end-glue-point="2">
            <text:p/>
          </draw:connector>
          <draw:connector draw:style-name="gr2" draw:text-style-name="P1" draw:layer="layout" svg:x1="18.784cm" svg:y1="5.744cm" svg:x2="12.598cm" svg:y2="5.202cm" draw:start-shape="id4" draw:start-glue-point="0" draw:end-shape="id13" draw:end-glue-point="2">
            <text:p/>
          </draw:connector>
          <draw:connector draw:style-name="gr2" draw:text-style-name="P1" draw:layer="layout" svg:x1="12.6cm" svg:y1="5.744cm" svg:x2="12.598cm" svg:y2="5.202cm" draw:start-shape="id8" draw:start-glue-point="0" draw:end-shape="id13" draw:end-glue-point="2">
            <text:p/>
          </draw:connector>
          <draw:connector draw:style-name="gr2" draw:text-style-name="P1" draw:layer="layout" svg:x1="6.416cm" svg:y1="5.744cm" svg:x2="12.598cm" svg:y2="5.202cm" draw:start-shape="id12" draw:start-glue-point="0" draw:end-shape="id13" draw:end-glue-point="2">
            <text:p/>
          </draw:connector>
          <draw:custom-shape draw:style-name="gr3" draw:text-style-name="P3" draw:id="id13" draw:layer="layout" svg:width="4.704cm" svg:height="1.684cm" svg:x="10.246cm" svg:y="3.518cm">
            <text:p text:style-name="P2"><text:span text:style-name="T1">C. Colombo</text:span></text:p>
            <text:p text:style-name="P2"><text:span text:style-name="T2">Ammiragli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12" draw:layer="layout" svg:width="4.402cm" svg:height="1.794cm" svg:x="4.215cm" svg:y="5.744cm">
            <text:p text:style-name="P2"><text:span text:style-name="T3">Nina</text:span></text:p>
            <text:p text:style-name="P2"><text:span text:style-name="T4">Caravell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8" draw:layer="layout" svg:width="4.403cm" svg:height="1.794cm" svg:x="10.399cm" svg:y="5.744cm">
            <text:p text:style-name="P2"><text:span text:style-name="T3">Pinta</text:span></text:p>
            <text:p text:style-name="P2"><text:span text:style-name="T5">Caravell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4" draw:layer="layout" svg:width="4.402cm" svg:height="1.794cm" svg:x="16.583cm" svg:y="5.744cm">
            <text:p text:style-name="P2"><text:span text:style-name="T6">S.Maria</text:span></text:p>
            <text:p text:style-name="P2"><text:span text:style-name="T7">Caravell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11" draw:layer="layout" svg:width="4.408cm" svg:height="1.79cm" svg:x="1.199cm" svg:y="8.081cm">
            <text:p text:style-name="P2"><text:span text:style-name="T6">V. Pinzon</text:span></text:p>
            <text:p text:style-name="P2"><text:span text:style-name="T8">Capitan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10" draw:layer="layout" svg:width="4.715cm" svg:height="1.753cm" svg:x="4.138cm" svg:y="10.413cm">
            <text:p text:style-name="P2"><text:span text:style-name="T6">J. Nino</text:span></text:p>
            <text:p text:style-name="P2"><text:span text:style-name="T8">Primo Ufficia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id="id9" draw:layer="layout" svg:width="4.402cm" svg:height="1.718cm" svg:x="7.23cm" svg:y="12.708cm">
            <text:p text:style-name="P2"><text:span text:style-name="T3">Ciurma</text:span></text:p>
            <text:p text:style-name="P2"><text:span text:style-name="T3">21 uomin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7" draw:layer="layout" svg:width="4.408cm" svg:height="1.79cm" svg:x="7.383cm" svg:y="8.081cm">
            <text:p text:style-name="P2"><text:span text:style-name="T6">M. Pinzon</text:span></text:p>
            <text:p text:style-name="P2"><text:span text:style-name="T9">Capitan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6" draw:layer="layout" svg:width="4.715cm" svg:height="1.753cm" svg:x="10.322cm" svg:y="10.413cm">
            <text:p text:style-name="P2"><text:span text:style-name="T6">F. Pinzon</text:span></text:p>
            <text:p text:style-name="P2"><text:span text:style-name="T9">Primo Ufficia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id="id5" draw:layer="layout" svg:width="4.403cm" svg:height="1.718cm" svg:x="13.414cm" svg:y="12.708cm">
            <text:p text:style-name="P2"><text:span text:style-name="T3">Ciurma</text:span></text:p>
            <text:p text:style-name="P2"><text:span text:style-name="T10">24 uomin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3" draw:layer="layout" svg:width="4.408cm" svg:height="1.79cm" svg:x="13.568cm" svg:y="8.081cm">
            <text:p text:style-name="P2"><text:span text:style-name="T3">C. Colombo</text:span></text:p>
            <text:p text:style-name="P2"><text:span text:style-name="T11">Capitan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2" draw:layer="layout" svg:width="4.713cm" svg:height="1.753cm" svg:x="16.507cm" svg:y="10.413cm">
            <text:p text:style-name="P2"><text:span text:style-name="T3">J. Della Casa</text:span></text:p>
            <text:p text:style-name="P2"><text:span text:style-name="T12">Primo Ufficia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id="id1" draw:layer="layout" svg:width="4.402cm" svg:height="1.718cm" svg:x="19.599cm" svg:y="12.708cm">
            <text:p text:style-name="P2"><text:span text:style-name="T3">Ciurma</text:span></text:p>
            <text:p text:style-name="P2"><text:span text:style-name="T10">38 uomin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7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